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text-properties style:font-name="Arial" fo:font-size="14pt" style:font-size-asian="14pt" style:font-name-complex="Arial1" style:font-size-complex="14pt"/>
    </style:style>
    <style:style style:name="P3" style:family="paragraph" style:parent-style-name="No_20_Spacing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GO ESTÁ CAYENDO</text:span><text:span text:style-name="T1"/></text:p>
      <text:p text:style-name="P2"/>
      <text:p text:style-name="P2"/>
      <text:p text:style-name="No_20_Spacing"><text:span text:style-name="T3">INTRO: <text:s/></text:span><text:span text:style-name="T2">G - Em7 - C - D/F#</text:span><text:span text:style-name="T3"/></text:p>
      <text:p text:style-name="P3"/>
      <text:p text:style-name="P2"/>
      <text:p text:style-name="No_20_Spacing"><text:span text:style-name="T2"><text:s text:c="4"/>G <text:s text:c="27"/>Am <text:s/>C</text:span><text:span text:style-name="T2"/></text:p>
      <text:p text:style-name="No_20_Spacing"><text:span text:style-name="T2"><text:s/>//Algo está cayendo aquí</text:span><text:span text:style-name="T2"/></text:p>
      <text:p text:style-name="No_20_Spacing"><text:span text:style-name="T2"><text:s text:c="17"/>D <text:s text:c="11"/>G - F# </text:span><text:span text:style-name="T2"/></text:p>
      <text:p text:style-name="No_20_Spacing"><text:span text:style-name="T2">es tan fuerte sobre mí</text:span><text:span text:style-name="T2"/></text:p>
      <text:p text:style-name="No_20_Spacing"><text:span text:style-name="T2"><text:s/>Em <text:s text:c="20"/>Am <text:s/>C</text:span><text:span text:style-name="T2"/></text:p>
      <text:p text:style-name="No_20_Spacing"><text:span text:style-name="T2">mis manos levantaré</text:span><text:span text:style-name="T2"/></text:p>
      <text:p text:style-name="No_20_Spacing"><text:span text:style-name="T2"><text:s text:c="12"/>D <text:s text:c="8"/>G <text:s text:c="4"/>(C)</text:span><text:span text:style-name="T2"/></text:p>
      <text:p text:style-name="No_20_Spacing"><text:span text:style-name="T2">y su Gloria tocaré//</text:span><text:span text:style-name="T2"/></text:p>
      <text:p text:style-name="No_20_Spacing"><text:span text:style-name="T2"><text:s text:c="12"/>D <text:s text:c="8"/>G <text:s text:c="4"/>D</text:span><text:span text:style-name="T2"/></text:p>
      <text:p text:style-name="No_20_Spacing"><text:span text:style-name="T2">y su Gloria tocaré</text:span><text:span text:style-name="T2"/></text:p>
      <text:p text:style-name="P2"/>
      <text:p text:style-name="P2"/>
      <text:p text:style-name="No_20_Spacing"><text:span text:style-name="T3">CORO:</text:span><text:span text:style-name="T3"/></text:p>
      <text:p text:style-name="No_20_Spacing"><text:span text:style-name="T2"><text:s text:c="18"/>G <text:s text:c="2"/>C-G</text:span><text:span text:style-name="T2"/></text:p>
      <text:p text:style-name="No_20_Spacing"><text:span text:style-name="T2">//Está cayendo</text:span><text:span text:style-name="T2"/></text:p>
      <text:p text:style-name="No_20_Spacing"><text:span text:style-name="T2"><text:s text:c="22"/>D</text:span><text:span text:style-name="T2"/></text:p>
      <text:p text:style-name="No_20_Spacing"><text:span text:style-name="T2">su Gloria sobre mí</text:span><text:span text:style-name="T2"/></text:p>
      <text:p text:style-name="No_20_Spacing"><text:span text:style-name="T2"><text:s text:c="14"/>Am</text:span><text:span text:style-name="T2"/></text:p>
      <text:p text:style-name="No_20_Spacing"><text:span text:style-name="T2">sanando heridas</text:span><text:span text:style-name="T2"/></text:p>
      <text:p text:style-name="No_20_Spacing"><text:span text:style-name="T2"><text:s text:c="23"/>C</text:span><text:span text:style-name="T2"/></text:p>
      <text:p text:style-name="No_20_Spacing"><text:span text:style-name="T2">levantando al caído</text:span><text:span text:style-name="T2"/></text:p>
      <text:p text:style-name="No_20_Spacing"><text:span text:style-name="T2"><text:s text:c="24"/>D</text:span><text:span text:style-name="T2"/></text:p>
      <text:p text:style-name="No_20_Spacing"><text:span text:style-name="T2">su Gloria está aquí//</text:span><text:span text:style-name="T2"/></text:p>
      <text:p text:style-name="P2"/>
      <text:p text:style-name="No_20_Spacing"><text:span text:style-name="T3">FINAL</text:span><text:span text:style-name="T3"/></text:p>
      <text:p text:style-name="No_20_Spacing"><text:span text:style-name="T2"><text:s text:c="15"/>Em <text:s text:c="7"/>C-D</text:span><text:span text:style-name="T2"/></text:p>
      <text:p text:style-name="No_20_Spacing"><text:span text:style-name="T2">su Gloria está aquí</text:span><text:span text:style-name="T2"/></text:p>
      <text:p text:style-name="No_20_Spacing"><text:span text:style-name="T2"><text:s text:c="25"/>G <text:s text:c="3"/>F <text:s text:c="3"/>G</text:span><text:span text:style-name="T2"/></text:p>
      <text:p text:style-name="No_20_Spacing"><text:span text:style-name="T2">su Gloria está aquí</text:span><text:span text:style-name="T2"/></text:p>
      <text:p text:style-name="No_20_Spac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ita Villacreses</meta:initial-creator>
    <dc:creator>Angelita Villacreses</dc:creator>
    <meta:editing-cycles>29</meta:editing-cycles>
    <meta:creation-date>2024-09-26T15:48:00</meta:creation-date>
    <dc:date>2024-09-26T16:38:00</dc:date>
    <meta:editing-duration>PT50M</meta:editing-duration>
    <meta:generator>LibreOffice/7.4.7.2$Linux_x86 LibreOffice_project/40$Build-2</meta:generator>
    <meta:document-statistic meta:table-count="0" meta:image-count="0" meta:object-count="0" meta:page-count="1" meta:paragraph-count="28" meta:word-count="83" meta:character-count="623" meta:non-whitespace-character-count="279"/>
    <meta:user-defined meta:name="AppVersion">16.0000</meta:user-defined>
    <meta:template xlink:type="simple" xlink:actuate="onRequest" xlink:title="Normal" xlink:href=""/>
  </office:meta>
</office:document-meta>
</file>